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" svg:font-family="'DejaVu Sans'" style:font-family-generic="swiss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eer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Meer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>
        <text:changed-region xml:id="ct140069730082840" text:id="ct140069730082840">
          <text:insertion>
            <office:change-info>
              <dc:creator>Arnaud </dc:creator>
              <dc:date>2010-11-24T09:23:00</dc:date>
            </office:change-info>
          </text:insertion>
        </text:changed-region>
        <text:changed-region xml:id="ct140070191014672" text:id="ct140070191014672">
          <text:format-change>
            <office:change-info>
              <dc:creator>Arnaud </dc:creator>
              <dc:date>2010-11-24T09:22:00</dc:date>
            </office:change-info>
          </text:format-change>
        </text:changed-region>
        <text:changed-region xml:id="ct140069749422920" text:id="ct140069749422920">
          <text:deletion>
            <office:change-info>
              <dc:creator>Matthew McCormick</dc:creator>
              <dc:date>2010-11-21T21:21:00</dc:date>
            </office:change-info>
            <text:p text:style-name="Standard"><text:s/></text:p>
          </text:deletion>
        </text:changed-region>
        <text:changed-region xml:id="ct140069748936456" text:id="ct140069748936456">
          <text:insertion>
            <office:change-info>
              <dc:creator>Matthew McCormick</dc:creator>
              <dc:date>2010-11-21T21:24:00</dc:date>
            </office:change-info>
          </text:insertion>
        </text:changed-region>
        <text:changed-region xml:id="ct140069748858896" text:id="ct140069748858896">
          <text:deletion>
            <office:change-info>
              <dc:creator>Matthew McCormick</dc:creator>
              <dc:date>2010-11-21T21:23:00</dc:date>
            </office:change-info>
            <text:p text:style-name="Standard">writers</text:p>
          </text:deletion>
        </text:changed-region>
        <text:changed-region xml:id="ct140069748936072" text:id="ct140069748936072">
          <text:deletion>
            <office:change-info>
              <dc:creator>Matthew McCormick</dc:creator>
              <dc:date>2010-11-21T21:24:00</dc:date>
            </office:change-info>
            <text:p text:style-name="Standard">LookUpTables</text:p>
          </text:deletion>
        </text:changed-region>
        <text:changed-region xml:id="ct140069748859088" text:id="ct140069748859088">
          <text:insertion>
            <office:change-info>
              <dc:creator>Matthew McCormick</dc:creator>
              <dc:date>2010-11-21T21:24:00</dc:date>
            </office:change-info>
          </text:insertion>
        </text:changed-region>
        <text:changed-region xml:id="ct140069748859472" text:id="ct140069748859472">
          <text:insertion>
            <office:change-info>
              <dc:creator>Matthew McCormick</dc:creator>
              <dc:date>2010-11-21T21:25:00</dc:date>
            </office:change-info>
          </text:insertion>
        </text:changed-region>
        <text:changed-region xml:id="ct140069748859664" text:id="ct140069748859664">
          <text:deletion>
            <office:change-info>
              <dc:creator>Matthew McCormick</dc:creator>
              <dc:date>2010-11-21T21:25:00</dc:date>
            </office:change-info>
            <text:p text:style-name="Standard">in</text:p>
          </text:deletion>
        </text:changed-region>
        <text:changed-region xml:id="ct140069748860048" text:id="ct140069748860048">
          <text:insertion>
            <office:change-info>
              <dc:creator>Matthew McCormick</dc:creator>
              <dc:date>2010-11-21T21:25:00</dc:date>
            </office:change-info>
          </text:insertion>
        </text:changed-region>
        <text:changed-region xml:id="ct140069748860240" text:id="ct140069748860240">
          <text:deletion>
            <office:change-info>
              <dc:creator>Matthew McCormick</dc:creator>
              <dc:date>2010-11-21T21:25:00</dc:date>
            </office:change-info>
            <text:p text:style-name="Standard">,</text:p>
          </text:deletion>
        </text:changed-region>
        <text:changed-region xml:id="ct140069748860432" text:id="ct140069748860432">
          <text:deletion>
            <office:change-info>
              <dc:creator>Matthew McCormick</dc:creator>
              <dc:date>2010-11-21T21:25:00</dc:date>
            </office:change-info>
            <text:p text:style-name="Standard">a</text:p>
          </text:deletion>
        </text:changed-region>
        <text:changed-region xml:id="ct140069748861200" text:id="ct140069748861200">
          <text:deletion>
            <office:change-info>
              <dc:creator>Matthew McCormick</dc:creator>
              <dc:date>2010-11-21T21:25:00</dc:date>
            </office:change-info>
            <text:p text:style-name="Standard">,</text:p>
          </text:deletion>
        </text:changed-region>
        <text:changed-region xml:id="ct140069748860624" text:id="ct140069748860624">
          <text:insertion>
            <office:change-info>
              <dc:creator>Matthew McCormick</dc:creator>
              <dc:date>2010-11-21T21:25:00</dc:date>
            </office:change-info>
          </text:insertion>
        </text:changed-region>
        <text:changed-region xml:id="ct140069748861584" text:id="ct140069748861584">
          <text:deletion>
            <office:change-info>
              <dc:creator>Matthew McCormick</dc:creator>
              <dc:date>2010-11-21T21:25:00</dc:date>
            </office:change-info>
            <text:p text:style-name="Standard">ing</text:p>
          </text:deletion>
        </text:changed-region>
        <text:changed-region xml:id="ct140069748862160" text:id="ct140069748862160">
          <text:insertion>
            <office:change-info>
              <dc:creator>Matthew McCormick</dc:creator>
              <dc:date>2010-11-21T21:26:00</dc:date>
            </office:change-info>
          </text:insertion>
        </text:changed-region>
        <text:changed-region xml:id="ct140069748862352" text:id="ct140069748862352">
          <text:deletion>
            <office:change-info>
              <dc:creator>Matthew McCormick</dc:creator>
              <dc:date>2010-11-21T21:26:00</dc:date>
            </office:change-info>
            <text:p text:style-name="Standard">writers</text:p>
          </text:deletion>
        </text:changed-region>
        <text:changed-region xml:id="ct140070191206608" text:id="ct140070191206608">
          <text:deletion>
            <office:change-info>
              <dc:creator>Arnaud </dc:creator>
              <dc:date>2010-11-24T09:22:00</dc:date>
            </office:change-info>
            <text:p text:style-name="Standard"/>
            <text:p text:style-name="Standard"><text:s/></text:p>
            <text:p text:style-name="Standard"/>
            <text:p text:style-name="Standard">ARNAUD &amp; MATT : something to add/delete ? </text:p>
            <text:p text:style-name="Standard"/>
          </text:deletion>
        </text:changed-region>
        <text:changed-region xml:id="ct140070191210064" text:id="ct140070191210064">
          <text:format-change>
            <office:change-info>
              <dc:creator>Arnaud </dc:creator>
              <dc:date>2010-11-24T09:22:00</dc:date>
            </office:change-info>
          </text:format-change>
        </text:changed-region>
        <text:changed-region xml:id="ct140069748861968" text:id="ct140069748861968">
          <text:insertion>
            <office:change-info>
              <dc:creator>Matthew McCormick</dc:creator>
              <dc:date>2010-11-21T21:27:00</dc:date>
            </office:change-info>
          </text:insertion>
        </text:changed-region>
        <text:changed-region xml:id="ct140069748862544" text:id="ct140069748862544">
          <text:insertion>
            <office:change-info>
              <dc:creator>Matthew McCormick</dc:creator>
              <dc:date>2010-11-21T21:27:00</dc:date>
            </office:change-info>
          </text:insertion>
        </text:changed-region>
        <text:changed-region xml:id="ct140069748862736" text:id="ct140069748862736">
          <text:deletion>
            <office:change-info>
              <dc:creator>Matthew McCormick</dc:creator>
              <dc:date>2010-11-21T21:27:00</dc:date>
            </office:change-info>
            <text:p text:style-name="Standard">MATT’s LAB</text:p>
          </text:deletion>
        </text:changed-region>
        <text:changed-region xml:id="ct140069748867096" text:id="ct140069748867096">
          <text:insertion>
            <office:change-info>
              <dc:creator>Matthew McCormick</dc:creator>
              <dc:date>2010-11-21T21:34:00</dc:date>
            </office:change-info>
          </text:insertion>
        </text:changed-region>
        <text:changed-region xml:id="ct140069748867288" text:id="ct140069748867288">
          <text:insertion>
            <office:change-info>
              <dc:creator>Matthew McCormick</dc:creator>
              <dc:date>2010-11-21T21:35:00</dc:date>
            </office:change-info>
          </text:insertion>
        </text:changed-region>
        <text:changed-region xml:id="ct140069748867480" text:id="ct140069748867480">
          <text:insertion>
            <office:change-info>
              <dc:creator>Matthew McCormick</dc:creator>
              <dc:date>2010-11-21T21:36:00</dc:date>
            </office:change-info>
          </text:insertion>
        </text:changed-region>
        <text:changed-region xml:id="ct140069748867864" text:id="ct140069748867864">
          <text:deletion>
            <office:change-info>
              <dc:creator>Matthew McCormick</dc:creator>
              <dc:date>2010-11-21T21:34:00</dc:date>
            </office:change-info>
            <text:p text:style-name="Standard"><text:s/></text:p>
          </text:deletion>
        </text:changed-region>
        <text:changed-region xml:id="ct140069748867672" text:id="ct140069748867672">
          <text:deletion>
            <office:change-info>
              <dc:creator>Matthew McCormick</dc:creator>
              <dc:date>2010-11-21T21:31:00</dc:date>
            </office:change-info>
            <text:p text:style-name="Standard">It is capable of displaying images </text:p>
            <text:p text:style-name="Standard"><text:s text:c="2"/>directly from the memory while debugging an ITK application. </text:p>
          </text:deletion>
        </text:changed-region>
        <text:changed-region xml:id="ct140069748868824" text:id="ct140069748868824">
          <text:insertion>
            <office:change-info>
              <dc:creator>Matthew McCormick</dc:creator>
              <dc:date>2010-11-21T21:31:00</dc:date>
            </office:change-info>
          </text:insertion>
        </text:changed-region>
        <text:changed-region xml:id="ct140069748868056" text:id="ct140069748868056">
          <text:deletion>
            <office:change-info>
              <dc:creator>Matthew McCormick</dc:creator>
              <dc:date>2010-11-21T21:31:00</dc:date>
            </office:change-info>
            <text:p text:style-name="Standard"><text:s/></text:p>
          </text:deletion>
        </text:changed-region>
        <text:changed-region xml:id="ct140069730083416" text:id="ct140069730083416">
          <text:format-change>
            <office:change-info>
              <dc:creator>Arnaud </dc:creator>
              <dc:date>2010-11-24T09:22:00</dc:date>
            </office:change-info>
          </text:format-change>
        </text:changed-region>
        <text:changed-region xml:id="ct140069748868248" text:id="ct140069748868248">
          <text:insertion>
            <office:change-info>
              <dc:creator>Matthew McCormick</dc:creator>
              <dc:date>2010-11-21T21:28:00</dc:date>
            </office:change-info>
          </text:insertion>
        </text:changed-region>
        <text:changed-region xml:id="ct140069748869016" text:id="ct140069748869016">
          <text:deletion>
            <office:change-info>
              <dc:creator>Matthew McCormick</dc:creator>
              <dc:date>2010-11-21T21:28:00</dc:date>
            </office:change-info>
            <text:h text:style-name="Heading_20_2" text:outline-level="2"><text:span text:style-name="T1">y</text:span></text:h>
          </text:deletion>
        </text:changed-region>
        <text:changed-region xml:id="ct140069730083800" text:id="ct140069730083800">
          <text:format-change>
            <office:change-info>
              <dc:creator>Arnaud </dc:creator>
              <dc:date>2010-11-24T09:22:00</dc:date>
            </office:change-info>
          </text:format-change>
        </text:changed-region>
        <text:changed-region xml:id="ct140069748869208" text:id="ct140069748869208">
          <text:insertion>
            <office:change-info>
              <dc:creator>Matthew McCormick</dc:creator>
              <dc:date>2010-11-21T21:37:00</dc:date>
            </office:change-info>
          </text:insertion>
        </text:changed-region>
        <text:changed-region xml:id="ct140069748869400" text:id="ct140069748869400">
          <text:deletion>
            <office:change-info>
              <dc:creator>Matthew McCormick</dc:creator>
              <dc:date>2010-11-21T21:37:00</dc:date>
            </office:change-info>
            <text:p text:style-name="Standard">MATT’s</text:p>
          </text:deletion>
        </text:changed-region>
        <text:changed-region xml:id="ct140069748869784" text:id="ct140069748869784">
          <text:deletion>
            <office:change-info>
              <dc:creator>Matthew McCormick</dc:creator>
              <dc:date>2010-11-21T21:37:00</dc:date>
            </office:change-info>
            <text:p text:style-name="Standard">i</text:p>
          </text:deletion>
        </text:changed-region>
        <text:changed-region xml:id="ct140069748869976" text:id="ct140069748869976">
          <text:insertion>
            <office:change-info>
              <dc:creator>Matthew McCormick</dc:creator>
              <dc:date>2010-11-21T21:38:00</dc:date>
            </office:change-info>
          </text:insertion>
        </text:changed-region>
        <text:changed-region xml:id="ct140069748870168" text:id="ct140069748870168">
          <text:insertion>
            <office:change-info>
              <dc:creator>antonin perrot-audet</dc:creator>
              <dc:date>2010-11-24T11:02:00</dc:date>
            </office:change-info>
          </text:insertion>
        </text:changed-region>
        <text:changed-region xml:id="ct140070190992776" text:id="ct140070190992776">
          <text:insertion>
            <office:change-info>
              <dc:creator>Arnaud </dc:creator>
              <dc:date>2010-11-24T09:19:00</dc:date>
            </office:change-info>
          </text:insertion>
        </text:changed-region>
        <text:changed-region xml:id="ct140070190992584" text:id="ct140070190992584">
          <text:insertion>
            <office:change-info>
              <dc:creator>Arnaud </dc:creator>
              <dc:date>2010-11-24T09:20:00</dc:date>
            </office:change-info>
          </text:insertion>
        </text:changed-region>
        <text:changed-region xml:id="ct140070191208336" text:id="ct140070191208336">
          <text:insertion>
            <office:change-info>
              <dc:creator>Arnaud </dc:creator>
              <dc:date>2010-11-24T09:21:00</dc:date>
            </office:change-info>
          </text:insertion>
        </text:changed-region>
        <text:changed-region xml:id="ct140069730083032" text:id="ct140069730083032">
          <text:insertion>
            <office:change-info>
              <dc:creator>Arnaud </dc:creator>
              <dc:date>2010-11-24T09:24:00</dc:date>
            </office:change-info>
          </text:insertion>
        </text:changed-region>
        <text:changed-region xml:id="ct140069547126808" text:id="ct140069547126808">
          <text:deletion>
            <office:change-info>
              <dc:creator>Arnaud </dc:creator>
              <dc:date>2010-11-24T09:24:00</dc:date>
            </office:change-info>
            <text:p text:style-name="Standard">ARNAUD &amp; MATT : something to add/delete ? </text:p>
          </text:deletion>
        </text:changed-region>
        <text:changed-region xml:id="ct140069547011856" text:id="ct140069547011856">
          <text:deletion>
            <office:change-info>
              <dc:creator>Arnaud </dc:creator>
              <dc:date>2010-11-24T09:25:00</dc:date>
            </office:change-info>
            <text:p text:style-name="Standard"/>
            <text:p text:style-name="Standard"><text:s/></text:p>
          </text:deletion>
        </text:changed-region>
        <text:changed-region xml:id="ct140069545907736" text:id="ct140069545907736">
          <text:insertion>
            <office:change-info>
              <dc:creator>Arnaud </dc:creator>
              <dc:date>2010-11-24T09:26:00</dc:date>
            </office:change-info>
          </text:insertion>
        </text:changed-region>
        <text:changed-region xml:id="ct140069546397904" text:id="ct140069546397904">
          <text:deletion>
            <office:change-info>
              <dc:creator>Arnaud </dc:creator>
              <dc:date>2010-11-24T09:30:00</dc:date>
            </office:change-info>
            <text:p text:style-name="Standard"><text:s/></text:p>
          </text:deletion>
        </text:changed-region>
        <text:changed-region xml:id="ct140069547254360" text:id="ct140069547254360">
          <text:insertion>
            <office:change-info>
              <dc:creator>Arnaud </dc:creator>
              <dc:date>2010-11-24T09:30:00</dc:date>
            </office:change-info>
          </text:insertion>
        </text:changed-region>
        <text:changed-region xml:id="ct140069546270936" text:id="ct140069546270936">
          <text:insertion>
            <office:change-info>
              <dc:creator>Arnaud </dc:creator>
              <dc:date>2010-11-24T09:25:00</dc:date>
            </office:change-info>
          </text:insertion>
        </text:changed-region>
        <text:changed-region xml:id="ct140069547254168" text:id="ct140069547254168">
          <text:insertion>
            <office:change-info>
              <dc:creator>Arnaud </dc:creator>
              <dc:date>2010-11-24T09:26:00</dc:date>
            </office:change-info>
          </text:insertion>
        </text:changed-region>
        <text:changed-region xml:id="ct140069547254744" text:id="ct140069547254744">
          <text:insertion>
            <office:change-info>
              <dc:creator>Arnaud </dc:creator>
              <dc:date>2010-11-24T09:27:00</dc:date>
            </office:change-info>
          </text:insertion>
        </text:changed-region>
        <text:changed-region xml:id="ct140069546274008" text:id="ct140069546274008">
          <text:insertion>
            <office:change-info>
              <dc:creator>Arnaud </dc:creator>
              <dc:date>2010-11-24T09:28:00</dc:date>
            </office:change-info>
          </text:insertion>
        </text:changed-region>
        <text:changed-region xml:id="ct140069546695112" text:id="ct140069546695112">
          <text:insertion>
            <office:change-info>
              <dc:creator>Arnaud </dc:creator>
              <dc:date>2010-11-24T09:29:00</dc:date>
            </office:change-info>
          </text:insertion>
        </text:changed-region>
        <text:changed-region xml:id="ct140069545904400" text:id="ct140069545904400">
          <text:insertion>
            <office:change-info>
              <dc:creator>Arnaud </dc:creator>
              <dc:date>2010-11-24T09:30:00</dc:date>
            </office:change-info>
          </text:insertion>
        </text:changed-region>
        <text:changed-region xml:id="ct140069547012312" text:id="ct140069547012312">
          <text:deletion>
            <office:change-info>
              <dc:creator>Arnaud </dc:creator>
              <dc:date>2010-11-24T09:25:00</dc:date>
            </office:change-info>
            <text:p text:style-name="Standard"/>
            <text:p text:style-name="Standard"/>
            <text:p text:style-name="Standard">support for VTK images</text:p>
          </text:deletion>
        </text:changed-region>
        <text:changed-region xml:id="ct140069748870360" text:id="ct140069748870360">
          <text:insertion>
            <office:change-info>
              <dc:creator>Matthew McCormick</dc:creator>
              <dc:date>2010-11-21T21:45:00</dc:date>
            </office:change-info>
          </text:insertion>
        </text:changed-region>
        <text:changed-region xml:id="ct140069546695496" text:id="ct140069546695496">
          <text:deletion>
            <office:change-info>
              <dc:creator>Arnaud </dc:creator>
              <dc:date>2010-11-24T09:32:00</dc:date>
            </office:change-info>
            <text:p text:style-name="Standard">2D or 3D images with planar view</text:p>
          </text:deletion>
          <text:insertion>
            <office:change-info office:chg-author="Matthew McCormick" office:chg-date-time="2010-11-21T21:45:00"/>
          </text:insertion>
        </text:changed-region>
        <text:changed-region xml:id="ct140069748870552" text:id="ct140069748870552">
          <text:deletion>
            <office:change-info>
              <dc:creator>Arnaud </dc:creator>
              <dc:date>2010-11-24T09:32:00</dc:date>
            </office:change-info>
            <text:p text:style-name="Standard">s and </text:p>
          </text:deletion>
          <text:insertion>
            <office:change-info office:chg-author="Matthew McCormick" office:chg-date-time="2010-11-21T21:46:00"/>
          </text:insertion>
        </text:changed-region>
        <text:changed-region xml:id="ct140069748870936" text:id="ct140069748870936">
          <text:deletion>
            <office:change-info>
              <dc:creator>Arnaud </dc:creator>
              <dc:date>2010-11-24T09:32:00</dc:date>
            </office:change-info>
            <text:p text:style-name="Standard">a tri-slice 3D view (wording?)</text:p>
          </text:deletion>
          <text:insertion>
            <office:change-info office:chg-author="Matthew McCormick" office:chg-date-time="2010-11-21T21:47:00"/>
          </text:insertion>
        </text:changed-region>
        <text:changed-region xml:id="ct140069547168136" text:id="ct140069547168136">
          <text:deletion>
            <office:change-info>
              <dc:creator>Arnaud </dc:creator>
              <dc:date>2010-11-24T09:32:00</dc:date>
            </office:change-info>
            <text:p text:style-name="Standard"/>
            <text:p text:style-name="Standard"/>
            <text:p text:style-name="Standard">ITK visual debugging </text:p>
          </text:deletion>
        </text:changed-region>
        <text:changed-region xml:id="ct140069748879368" text:id="ct140069748879368">
          <text:deletion>
            <office:change-info>
              <dc:creator>Arnaud </dc:creator>
              <dc:date>2010-11-24T09:32:00</dc:date>
            </office:change-info>
            <text:p text:style-name="Standard">pretty-printer</text:p>
          </text:deletion>
          <text:insertion>
            <office:change-info office:chg-author="Matthew McCormick" office:chg-date-time="2010-11-21T21:39:00"/>
          </text:insertion>
        </text:changed-region>
        <text:changed-region xml:id="ct140069545904208" text:id="ct140069545904208">
          <text:deletion>
            <office:change-info>
              <dc:creator>Arnaud </dc:creator>
              <dc:date>2010-11-24T09:32:00</dc:date>
            </office:change-info>
            <text:p text:style-name="Standard"/>
            <text:p text:style-name="Standard"/>
            <text:p text:style-name="Standard">a camera synchronization for fine comparison of results. </text:p>
            <text:p text:style-name="Standard"/>
            <text:p text:style-name="Standard">Look Up Tables </text:p>
          </text:deletion>
        </text:changed-region>
        <text:changed-region xml:id="ct140069748879560" text:id="ct140069748879560">
          <text:deletion>
            <office:change-info>
              <dc:creator>Arnaud </dc:creator>
              <dc:date>2010-11-24T09:32:00</dc:date>
            </office:change-info>
            <text:p text:style-name="Standard"/>
            <text:p text:style-name="Standard"/>
            <text:p text:style-name="Standard">Pixel examination</text:p>
          </text:deletion>
          <text:insertion>
            <office:change-info office:chg-author="Matthew McCormick" office:chg-date-time="2010-11-21T21:48:00"/>
          </text:insertion>
        </text:changed-region>
        <text:changed-region xml:id="ct140069748879752" text:id="ct140069748879752">
          <text:deletion>
            <office:change-info>
              <dc:creator>Arnaud </dc:creator>
              <dc:date>2010-11-24T09:32:00</dc:date>
            </office:change-info>
            <text:p text:style-name="Standard"><text:s/>– location, index, value for a cross-hair</text:p>
          </text:deletion>
          <text:insertion>
            <office:change-info office:chg-author="Matthew McCormick" office:chg-date-time="2010-11-21T21:49:00"/>
          </text:insertion>
        </text:changed-region>
        <text:changed-region xml:id="ct140069547255128" text:id="ct140069547255128">
          <text:deletion>
            <office:change-info>
              <dc:creator>Arnaud </dc:creator>
              <dc:date>2010-11-24T09:32:00</dc:date>
            </office:change-info>
            <text:p text:style-name="Standard"/>
            <text:p text:style-name="Standard"/>
            <text:p text:style-name="Standard">QWidget ui form for easy customization using Qt Designer. </text:p>
            <text:p text:style-name="Standard"/>
            <text:p text:style-name="Standard">QWidget inheritance for integration to a Qt GUI. </text:p>
          </text:deletion>
        </text:changed-region>
        <text:changed-region xml:id="ct140069546400784" text:id="ct140069546400784">
          <text:deletion>
            <office:change-info>
              <dc:creator>Arnaud </dc:creator>
              <dc:date>2010-11-24T09:32:00</dc:date>
            </office:change-info>
            <text:p text:style-name="Standard">A manager class that takes care of visualizations properties </text:p>
            <text:p text:style-name="Standard">(creation, deletion, synchronization of several views, Look Up Tables…) </text:p>
          </text:deletion>
        </text:changed-region>
        <text:changed-region xml:id="ct140069546694728" text:id="ct140069546694728">
          <text:deletion>
            <office:change-info>
              <dc:creator>Arnaud </dc:creator>
              <dc:date>2010-11-24T09:35:00</dc:date>
            </office:change-info>
            <text:p text:style-name="Standard"/>
            <text:p text:style-name="Standard"/>
            <text:p text:style-name="Standard"/>
          </text:deletion>
        </text:changed-region>
        <text:changed-region xml:id="ct140069545681880" text:id="ct140069545681880">
          <text:format-change>
            <office:change-info>
              <dc:creator>Arnaud </dc:creator>
              <dc:date>2010-11-24T09:35:00</dc:date>
            </office:change-info>
          </text:format-change>
        </text:changed-region>
        <text:changed-region xml:id="ct140069547198352" text:id="ct140069547198352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xml:id="ct140069546274200" text:id="ct140069546274200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xml:id="ct140069546279880" text:id="ct140069546279880">
          <text:deletion>
            <office:change-info>
              <dc:creator>Arnaud </dc:creator>
              <dc:date>2010-11-24T09:37:00</dc:date>
            </office:change-info>
            <text:p text:style-name="Standard"><text:span text:style-name="T2"/></text:p>
            <text:p text:style-name="Standard"/>
            <text:p text:style-name="Standard"><text:span text:style-name="T2"/></text:p>
          </text:deletion>
        </text:changed-region>
        <text:changed-region xml:id="ct140069546398480" text:id="ct140069546398480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xml:id="ct140069546271320" text:id="ct140069546271320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xml:id="ct140069546274392" text:id="ct140069546274392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xml:id="ct140069546696072" text:id="ct140069546696072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xml:id="ct140069546693960" text:id="ct140069546693960">
          <text:insertion>
            <office:change-info>
              <dc:creator>Arnaud </dc:creator>
              <dc:date>2010-11-24T09:36:00</dc:date>
            </office:change-info>
          </text:insertion>
        </text:changed-region>
        <text:changed-region xml:id="ct140069546244944" text:id="ct140069546244944">
          <text:deletion>
            <office:change-info>
              <dc:creator>Arnaud </dc:creator>
              <dc:date>2010-11-24T09:36:00</dc:date>
            </office:change-info>
            <text:p text:style-name="Standard"><text:span text:style-name="T2">i</text:span></text:p>
          </text:deletion>
        </text:changed-region>
        <text:changed-region xml:id="ct140069547228752" text:id="ct140069547228752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xml:id="ct140069545682072" text:id="ct140069545682072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xml:id="ct140069547226448" text:id="ct140069547226448">
          <text:insertion>
            <office:change-info>
              <dc:creator>Arnaud </dc:creator>
              <dc:date>2010-11-24T09:36:00</dc:date>
            </office:change-info>
          </text:insertion>
        </text:changed-region>
        <text:changed-region xml:id="ct140069547226640" text:id="ct140069547226640">
          <text:deletion>
            <office:change-info>
              <dc:creator>Arnaud </dc:creator>
              <dc:date>2010-11-24T09:36:00</dc:date>
            </office:change-info>
            <text:p text:style-name="Standard"><text:span text:style-name="T2">i</text:span></text:p>
          </text:deletion>
        </text:changed-region>
        <text:changed-region xml:id="ct140069546281992" text:id="ct140069546281992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xml:id="ct140069547253976" text:id="ct140069547253976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6278920" text:id="ct140069546278920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7253784" text:id="ct140069547253784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5906392" text:id="ct140069545906392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6281224" text:id="ct140069546281224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718911256" text:id="ct140069718911256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6399440" text:id="ct140069546399440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6696264" text:id="ct140069546696264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6234056" text:id="ct140069546234056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7167944" text:id="ct140069547167944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6693384" text:id="ct140069546693384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6280264" text:id="ct140069546280264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7228944" text:id="ct140069547228944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7255896" text:id="ct140069547255896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6398288" text:id="ct140069546398288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6280072" text:id="ct140069546280072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xml:id="ct140069546273816" text:id="ct140069546273816">
          <text:deletion>
            <office:change-info>
              <dc:creator>Arnaud </dc:creator>
              <dc:date>2010-11-24T09:38:00</dc:date>
            </office:change-info>
            <text:p text:style-name="Standard">implementation</text:p>
          </text:deletion>
        </text:changed-region>
        <text:changed-region xml:id="ct140069546279496" text:id="ct140069546279496">
          <text:insertion>
            <office:change-info>
              <dc:creator>Arnaud </dc:creator>
              <dc:date>2010-11-24T09:38:00</dc:date>
            </office:change-info>
          </text:insertion>
        </text:changed-region>
        <text:changed-region xml:id="ct140069546282184" text:id="ct140069546282184">
          <text:deletion>
            <office:change-info>
              <dc:creator>Arnaud </dc:creator>
              <dc:date>2010-11-24T09:38:00</dc:date>
            </office:change-info>
            <text:p text:style-name="Standard">the </text:p>
          </text:deletion>
        </text:changed-region>
        <text:changed-region xml:id="ct140069546280840" text:id="ct140069546280840">
          <text:insertion>
            <office:change-info>
              <dc:creator>Arnaud </dc:creator>
              <dc:date>2010-11-24T09:38:00</dc:date>
            </office:change-info>
          </text:insertion>
        </text:changed-region>
        <text:changed-region xml:id="ct140069546399632" text:id="ct140069546399632">
          <text:deletion>
            <office:change-info>
              <dc:creator>Arnaud </dc:creator>
              <dc:date>2010-11-24T09:38:00</dc:date>
            </office:change-info>
            <text:p text:style-name="Standard">is directed </text:p>
          </text:deletion>
        </text:changed-region>
        <text:changed-region xml:id="ct140069546281800" text:id="ct140069546281800">
          <text:insertion>
            <office:change-info>
              <dc:creator>Arnaud </dc:creator>
              <dc:date>2010-11-24T09:38:00</dc:date>
            </office:change-info>
          </text:insertion>
        </text:changed-region>
        <text:changed-region xml:id="ct140069545681496" text:id="ct140069545681496">
          <text:deletion>
            <office:change-info>
              <dc:creator>Arnaud </dc:creator>
              <dc:date>2010-11-24T09:38:00</dc:date>
            </office:change-info>
            <text:p text:style-name="Standard">the </text:p>
          </text:deletion>
        </text:changed-region>
        <text:changed-region xml:id="ct140069748882440" text:id="ct140069748882440">
          <text:insertion>
            <office:change-info>
              <dc:creator>Arnaud </dc:creator>
              <dc:date>2010-11-24T09:38:00</dc:date>
            </office:change-info>
          </text:insertion>
        </text:changed-region>
        <text:changed-region xml:id="ct140069547199696" text:id="ct140069547199696">
          <text:insertion>
            <office:change-info>
              <dc:creator>Arnaud </dc:creator>
              <dc:date>2010-11-24T09:38:00</dc:date>
            </office:change-info>
          </text:insertion>
        </text:changed-region>
        <text:changed-region xml:id="ct140069546245712" text:id="ct140069546245712">
          <text:deletion>
            <office:change-info>
              <dc:creator>Arnaud </dc:creator>
              <dc:date>2010-11-24T09:38:00</dc:date>
            </office:change-info>
            <text:p text:style-name="Standard"/>
            <text:p text:style-name="Standard"/>
          </text:deletion>
        </text:changed-region>
        <text:changed-region xml:id="ct140069539976152" text:id="ct140069539976152">
          <text:deletion>
            <office:change-info>
              <dc:creator>Arnaud </dc:creator>
              <dc:date>2010-11-24T09:39:00</dc:date>
            </office:change-info>
            <text:p text:style-name="Standard">and the source code that is heavily documented. </text:p>
          </text:deletion>
        </text:changed-region>
        <text:changed-region xml:id="ct140069539975960" text:id="ct140069539975960">
          <text:deletion>
            <office:change-info>
              <dc:creator>Arnaud </dc:creator>
              <dc:date>2010-11-24T09:39:00</dc:date>
            </office:change-info>
            <text:p text:style-name="Standard">ARNAUD &amp; MATT : what’s new ? </text:p>
            <text:p text:style-name="Standard"/>
          </text:deletion>
        </text:changed-region>
        <text:changed-region xml:id="ct140069748879944" text:id="ct140069748879944">
          <text:deletion>
            <office:change-info>
              <dc:creator>antonin perrot-audet</dc:creator>
              <dc:date>2010-11-24T10:59:00</dc:date>
            </office:change-info>
            <text:p text:style-name="Standard"><text:s/></text:p>
          </text:deletion>
        </text:changed-region>
        <text:changed-region xml:id="ct140069748880136" text:id="ct140069748880136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748882632" text:id="ct140069748882632">
          <text:deletion>
            <office:change-info>
              <dc:creator>antonin perrot-audet</dc:creator>
              <dc:date>2010-11-24T10:59:00</dc:date>
            </office:change-info>
            <text:p text:style-name="Standard">ARNAUD &amp; MATT : should I keep here the code snippets for using the visualization library </text:p>
          </text:deletion>
        </text:changed-region>
        <text:changed-region xml:id="ct140069748920912" text:id="ct140069748920912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39975768" text:id="ct140069539975768">
          <text:insertion>
            <office:change-info>
              <dc:creator>Arnaud </dc:creator>
              <dc:date>2010-11-24T09:40:00</dc:date>
            </office:change-info>
          </text:insertion>
        </text:changed-region>
        <text:changed-region xml:id="ct140069539978456" text:id="ct140069539978456">
          <text:deletion>
            <office:change-info>
              <dc:creator>Arnaud </dc:creator>
              <dc:date>2010-11-24T09:40:00</dc:date>
            </office:change-info>
            <text:p text:style-name="P1">*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46272280" text:id="ct140069546272280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39974736" text:id="ct140069539974736">
          <text:insertion>
            <office:change-info>
              <dc:creator>Arnaud </dc:creator>
              <dc:date>2010-11-24T09:40:00</dc:date>
            </office:change-info>
          </text:insertion>
        </text:changed-region>
        <text:changed-region xml:id="ct140069546398864" text:id="ct140069546398864">
          <text:deletion>
            <office:change-info>
              <dc:creator>Arnaud </dc:creator>
              <dc:date>2010-11-24T09:40:00</dc:date>
            </office:change-info>
            <text:p text:style-name="P1">*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39975384" text:id="ct140069539975384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39974160" text:id="ct140069539974160">
          <text:insertion>
            <office:change-info>
              <dc:creator>Arnaud </dc:creator>
              <dc:date>2010-11-24T09:40:00</dc:date>
            </office:change-info>
          </text:insertion>
        </text:changed-region>
        <text:changed-region xml:id="ct140069539975576" text:id="ct140069539975576">
          <text:deletion>
            <office:change-info>
              <dc:creator>Arnaud </dc:creator>
              <dc:date>2010-11-24T09:40:00</dc:date>
            </office:change-info>
            <text:p text:style-name="P1">*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39974352" text:id="ct140069539974352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39976728" text:id="ct140069539976728">
          <text:deletion>
            <office:change-info>
              <dc:creator>Arnaud </dc:creator>
              <dc:date>2010-11-24T09:40:00</dc:date>
            </office:change-info>
            <text:p text:style-name="P1">/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39976920" text:id="ct140069539976920">
          <text:insertion>
            <office:change-info>
              <dc:creator>Arnaud </dc:creator>
              <dc:date>2010-11-24T09:40:00</dc:date>
            </office:change-info>
          </text:insertion>
        </text:changed-region>
        <text:changed-region xml:id="ct140069546281032" text:id="ct140069546281032">
          <text:deletion>
            <office:change-info>
              <dc:creator>Arnaud </dc:creator>
              <dc:date>2010-11-24T09:40:00</dc:date>
            </office:change-info>
            <text:p text:style-name="P1">*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39973776" text:id="ct140069539973776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39972624" text:id="ct140069539972624">
          <text:insertion>
            <office:change-info>
              <dc:creator>Arnaud </dc:creator>
              <dc:date>2010-11-24T09:40:00</dc:date>
            </office:change-info>
          </text:insertion>
        </text:changed-region>
        <text:changed-region xml:id="ct140069539973392" text:id="ct140069539973392">
          <text:deletion>
            <office:change-info>
              <dc:creator>Arnaud </dc:creator>
              <dc:date>2010-11-24T09:40:00</dc:date>
            </office:change-info>
            <text:p text:style-name="P1">*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46694152" text:id="ct140069546694152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45902288" text:id="ct140069545902288">
          <text:insertion>
            <office:change-info>
              <dc:creator>Arnaud </dc:creator>
              <dc:date>2010-11-24T09:40:00</dc:date>
            </office:change-info>
          </text:insertion>
        </text:changed-region>
        <text:changed-region xml:id="ct140069546282568" text:id="ct140069546282568">
          <text:deletion>
            <office:change-info>
              <dc:creator>Arnaud </dc:creator>
              <dc:date>2010-11-24T09:40:00</dc:date>
            </office:change-info>
            <text:p text:style-name="P1">*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39973968" text:id="ct140069539973968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45902480" text:id="ct140069545902480">
          <text:insertion>
            <office:change-info>
              <dc:creator>Arnaud </dc:creator>
              <dc:date>2010-11-24T09:40:00</dc:date>
            </office:change-info>
          </text:insertion>
        </text:changed-region>
        <text:changed-region xml:id="ct140069539975192" text:id="ct140069539975192">
          <text:deletion>
            <office:change-info>
              <dc:creator>Arnaud </dc:creator>
              <dc:date>2010-11-24T09:40:00</dc:date>
            </office:change-info>
            <text:p text:style-name="P1">*/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39972816" text:id="ct140069539972816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46693576" text:id="ct140069546693576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xml:id="ct140069546399248" text:id="ct140069546399248">
          <text:deletion>
            <office:change-info>
              <dc:creator>Arnaud </dc:creator>
              <dc:date>2010-11-24T09:41:00</dc:date>
            </office:change-info>
            <text:p text:style-name="P1">/*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47227792" text:id="ct140069547227792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39973008" text:id="ct140069539973008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xml:id="ct140069545682840" text:id="ct140069545682840">
          <text:deletion>
            <office:change-info>
              <dc:creator>Arnaud </dc:creator>
              <dc:date>2010-11-24T09:41:00</dc:date>
            </office:change-info>
            <text:p text:style-name="P1">*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45904016" text:id="ct140069545904016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45682264" text:id="ct140069545682264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xml:id="ct140069539973584" text:id="ct140069539973584">
          <text:deletion>
            <office:change-info>
              <dc:creator>Arnaud </dc:creator>
              <dc:date>2010-11-24T09:41:00</dc:date>
            </office:change-info>
            <text:p text:style-name="P1">*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45909656" text:id="ct140069545909656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46696456" text:id="ct140069546696456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xml:id="ct140070191016208" text:id="ct140070191016208">
          <text:deletion>
            <office:change-info>
              <dc:creator>Arnaud </dc:creator>
              <dc:date>2010-11-24T09:41:00</dc:date>
            </office:change-info>
            <text:p text:style-name="P1">*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45909080" text:id="ct140069545909080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39971856" text:id="ct140069539971856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xml:id="ct140069545683032" text:id="ct140069545683032">
          <text:deletion>
            <office:change-info>
              <dc:creator>Arnaud </dc:creator>
              <dc:date>2010-11-24T09:41:00</dc:date>
            </office:change-info>
            <text:p text:style-name="P1">*/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39972240" text:id="ct140069539972240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39972048" text:id="ct140069539972048">
          <text:deletion>
            <office:change-info>
              <dc:creator>Arnaud </dc:creator>
              <dc:date>2010-11-24T09:41:00</dc:date>
            </office:change-info>
            <text:p text:style-name="P1"/>
            <text:p text:style-name="P1"/>
          </text:deletion>
          <text:insertion>
            <office:change-info office:chg-author="antonin perrot-audet" office:chg-date-time="2010-11-24T10:59:00"/>
          </text:insertion>
        </text:changed-region>
        <text:changed-region xml:id="ct140069539972432" text:id="ct140069539972432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45682456" text:id="ct140069545682456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xml:id="ct140069545340104" text:id="ct140069545340104">
          <text:deletion>
            <office:change-info>
              <dc:creator>Arnaud </dc:creator>
              <dc:date>2010-11-24T09:41:00</dc:date>
            </office:change-info>
            <text:p text:style-name="P1">/* 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47227600" text:id="ct140069547227600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45339528" text:id="ct140069545339528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xml:id="ct140069539973200" text:id="ct140069539973200">
          <text:deletion>
            <office:change-info>
              <dc:creator>Arnaud </dc:creator>
              <dc:date>2010-11-24T09:41:00</dc:date>
            </office:change-info>
            <text:p text:style-name="P1">*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45339720" text:id="ct140069545339720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545339912" text:id="ct140069545339912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xml:id="ct140069545903824" text:id="ct140069545903824">
          <text:deletion>
            <office:change-info>
              <dc:creator>Arnaud </dc:creator>
              <dc:date>2010-11-24T09:41:00</dc:date>
            </office:change-info>
            <text:p text:style-name="P1">*</text:p>
          </text:deletion>
          <text:insertion>
            <office:change-info office:chg-author="antonin perrot-audet" office:chg-date-time="2010-11-24T10:59:00"/>
          </text:insertion>
        </text:changed-region>
        <text:changed-region xml:id="ct140069545340488" text:id="ct140069545340488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xml:id="ct140069748883016" text:id="ct140069748883016">
          <text:insertion>
            <office:change-info>
              <dc:creator>Matthew McCormick</dc:creator>
              <dc:date>2010-11-21T21:48:00</dc:date>
            </office:change-info>
          </text:insertion>
        </text:changed-region>
        <text:changed-region xml:id="ct140069748923792" text:id="ct140069748923792">
          <text:insertion>
            <office:change-info>
              <dc:creator>Matthew McCormick</dc:creator>
              <dc:date>2010-11-21T23:37:00</dc:date>
            </office:change-info>
          </text:insertion>
        </text:changed-region>
        <text:changed-region xml:id="ct140069748924176" text:id="ct140069748924176">
          <text:insertion>
            <office:change-info>
              <dc:creator>Matthew McCormick</dc:creator>
              <dc:date>2010-11-21T23:38:00</dc:date>
            </office:change-info>
          </text:insertion>
        </text:changed-region>
        <text:changed-region xml:id="ct140069748921488" text:id="ct140069748921488">
          <text:insertion>
            <office:change-info>
              <dc:creator>Matthew McCormick</dc:creator>
              <dc:date>2010-11-22T00:03:00</dc:date>
            </office:change-info>
          </text:insertion>
        </text:changed-region>
        <text:changed-region xml:id="ct140069748922064" text:id="ct140069748922064">
          <text:insertion>
            <office:change-info>
              <dc:creator>Matthew McCormick</dc:creator>
              <dc:date>2010-11-21T23:39:00</dc:date>
            </office:change-info>
          </text:insertion>
        </text:changed-region>
        <text:changed-region xml:id="ct140069748923984" text:id="ct140069748923984">
          <text:insertion>
            <office:change-info>
              <dc:creator>Matthew McCormick</dc:creator>
              <dc:date>2010-11-21T23:45:00</dc:date>
            </office:change-info>
          </text:insertion>
        </text:changed-region>
        <text:changed-region xml:id="ct140069748842520" text:id="ct140069748842520">
          <text:insertion>
            <office:change-info>
              <dc:creator>Matthew McCormick</dc:creator>
              <dc:date>2010-11-21T23:46:00</dc:date>
            </office:change-info>
          </text:insertion>
        </text:changed-region>
        <text:changed-region xml:id="ct140069748842712" text:id="ct140069748842712">
          <text:insertion>
            <office:change-info>
              <dc:creator>Matthew McCormick</dc:creator>
              <dc:date>2010-11-21T23:47:00</dc:date>
            </office:change-info>
          </text:insertion>
        </text:changed-region>
        <text:changed-region xml:id="ct140069748842904" text:id="ct140069748842904">
          <text:insertion>
            <office:change-info>
              <dc:creator>Matthew McCormick</dc:creator>
              <dc:date>2010-11-21T23:48:00</dc:date>
            </office:change-info>
          </text:insertion>
        </text:changed-region>
        <text:changed-region xml:id="ct140069748843096" text:id="ct140069748843096">
          <text:insertion>
            <office:change-info>
              <dc:creator>Matthew McCormick</dc:creator>
              <dc:date>2010-11-21T23:49:00</dc:date>
            </office:change-info>
          </text:insertion>
        </text:changed-region>
        <text:changed-region xml:id="ct140069748843288" text:id="ct140069748843288">
          <text:insertion>
            <office:change-info>
              <dc:creator>Matthew McCormick</dc:creator>
              <dc:date>2010-11-21T23:50:00</dc:date>
            </office:change-info>
          </text:insertion>
        </text:changed-region>
        <text:changed-region xml:id="ct140069748843480" text:id="ct140069748843480">
          <text:insertion>
            <office:change-info>
              <dc:creator>Matthew McCormick</dc:creator>
              <dc:date>2010-11-21T23:51:00</dc:date>
            </office:change-info>
          </text:insertion>
        </text:changed-region>
        <text:changed-region xml:id="ct140069748843672" text:id="ct140069748843672">
          <text:insertion>
            <office:change-info>
              <dc:creator>Matthew McCormick</dc:creator>
              <dc:date>2010-11-21T23:52:00</dc:date>
            </office:change-info>
          </text:insertion>
        </text:changed-region>
        <text:changed-region xml:id="ct140069748843864" text:id="ct140069748843864">
          <text:insertion>
            <office:change-info>
              <dc:creator>Matthew McCormick</dc:creator>
              <dc:date>2010-11-21T23:57:00</dc:date>
            </office:change-info>
          </text:insertion>
        </text:changed-region>
        <text:changed-region xml:id="ct140069748844056" text:id="ct140069748844056">
          <text:insertion>
            <office:change-info>
              <dc:creator>Matthew McCormick</dc:creator>
              <dc:date>2010-11-21T23:58:00</dc:date>
            </office:change-info>
          </text:insertion>
        </text:changed-region>
        <text:changed-region xml:id="ct140069748844248" text:id="ct140069748844248">
          <text:insertion>
            <office:change-info>
              <dc:creator>Matthew McCormick</dc:creator>
              <dc:date>2010-11-22</dc:date>
            </office:change-info>
          </text:insertion>
        </text:changed-region>
        <text:changed-region xml:id="ct140069748844440" text:id="ct140069748844440">
          <text:insertion>
            <office:change-info>
              <dc:creator>Matthew McCormick</dc:creator>
              <dc:date>2010-11-22T00:01:00</dc:date>
            </office:change-info>
          </text:insertion>
        </text:changed-region>
        <text:changed-region xml:id="ct140069748844632" text:id="ct140069748844632">
          <text:insertion>
            <office:change-info>
              <dc:creator>Matthew McCormick</dc:creator>
              <dc:date>2010-11-22T00:02:00</dc:date>
            </office:change-info>
          </text:insertion>
        </text:changed-region>
        <text:changed-region xml:id="ct140069748844824" text:id="ct140069748844824">
          <text:insertion>
            <office:change-info>
              <dc:creator>Matthew McCormick</dc:creator>
              <dc:date>2010-11-22T00:03:00</dc:date>
            </office:change-info>
          </text:insertion>
        </text:changed-region>
        <text:changed-region xml:id="ct140069748845208" text:id="ct140069748845208">
          <text:insertion>
            <office:change-info>
              <dc:creator>Matthew McCormick</dc:creator>
              <dc:date>2010-11-22T00:04:00</dc:date>
            </office:change-info>
          </text:insertion>
        </text:changed-region>
        <text:changed-region xml:id="ct140069748845016" text:id="ct140069748845016">
          <text:insertion>
            <office:change-info>
              <dc:creator>Matthew McCormick</dc:creator>
              <dc:date>2010-11-22T00:05:00</dc:date>
            </office:change-info>
          </text:insertion>
        </text:changed-region>
        <text:changed-region xml:id="ct140069748845400" text:id="ct140069748845400">
          <text:insertion>
            <office:change-info>
              <dc:creator>Matthew McCormick</dc:creator>
              <dc:date>2010-11-22T00:07:00</dc:date>
            </office:change-info>
          </text:insertion>
        </text:changed-region>
        <text:changed-region xml:id="ct140069748845592" text:id="ct140069748845592">
          <text:insertion>
            <office:change-info>
              <dc:creator>Matthew McCormick</dc:creator>
              <dc:date>2010-11-22T00:08:00</dc:date>
            </office:change-info>
          </text:insertion>
        </text:changed-region>
        <text:changed-region xml:id="ct140069748845784" text:id="ct140069748845784">
          <text:insertion>
            <office:change-info>
              <dc:creator>Matthew McCormick</dc:creator>
              <dc:date>2010-11-22T00:09:00</dc:date>
            </office:change-info>
          </text:insertion>
        </text:changed-region>
        <text:changed-region xml:id="ct140069748845976" text:id="ct140069748845976">
          <text:insertion>
            <office:change-info>
              <dc:creator>Matthew McCormick</dc:creator>
              <dc:date>2010-11-22T00:10:00</dc:date>
            </office:change-info>
          </text:insertion>
        </text:changed-region>
        <text:changed-region xml:id="ct140069748846168" text:id="ct140069748846168">
          <text:insertion>
            <office:change-info>
              <dc:creator>Matthew McCormick</dc:creator>
              <dc:date>2010-11-22T00:11:00</dc:date>
            </office:change-info>
          </text:insertion>
        </text:changed-region>
        <text:changed-region xml:id="ct140069748850696" text:id="ct140069748850696">
          <text:insertion>
            <office:change-info>
              <dc:creator>Matthew McCormick</dc:creator>
              <dc:date>2010-11-22T00:12:00</dc:date>
            </office:change-info>
          </text:insertion>
        </text:changed-region>
        <text:changed-region xml:id="ct140069748850888" text:id="ct140069748850888">
          <text:insertion>
            <office:change-info>
              <dc:creator>Matthew McCormick</dc:creator>
              <dc:date>2010-11-22T00:13:00</dc:date>
            </office:change-info>
          </text:insertion>
        </text:changed-region>
        <text:changed-region xml:id="ct140069748851080" text:id="ct140069748851080">
          <text:insertion>
            <office:change-info>
              <dc:creator>Matthew McCormick</dc:creator>
              <dc:date>2010-11-22T00:14:00</dc:date>
            </office:change-info>
          </text:insertion>
        </text:changed-region>
        <text:changed-region xml:id="ct140069748851272" text:id="ct140069748851272">
          <text:insertion>
            <office:change-info>
              <dc:creator>Matthew McCormick</dc:creator>
              <dc:date>2010-11-22T00:15:00</dc:date>
            </office:change-info>
          </text:insertion>
        </text:changed-region>
        <text:changed-region xml:id="ct140069748846360" text:id="ct140069748846360">
          <text:insertion>
            <office:change-info>
              <dc:creator>Matthew McCormick</dc:creator>
              <dc:date>2010-11-22T00:16:00</dc:date>
            </office:change-info>
          </text:insertion>
        </text:changed-region>
        <text:changed-region xml:id="ct140069748851464" text:id="ct140069748851464">
          <text:insertion>
            <office:change-info>
              <dc:creator>Matthew McCormick</dc:creator>
              <dc:date>2010-11-22T00:17:00</dc:date>
            </office:change-info>
          </text:insertion>
        </text:changed-region>
        <text:changed-region xml:id="ct140069748851656" text:id="ct140069748851656">
          <text:insertion>
            <office:change-info>
              <dc:creator>Matthew McCormick</dc:creator>
              <dc:date>2010-11-22T00:18:00</dc:date>
            </office:change-info>
          </text:insertion>
        </text:changed-region>
        <text:changed-region xml:id="ct140069748851848" text:id="ct140069748851848">
          <text:insertion>
            <office:change-info>
              <dc:creator>Matthew McCormick</dc:creator>
              <dc:date>2010-11-22T00:20:00</dc:date>
            </office:change-info>
          </text:insertion>
        </text:changed-region>
        <text:changed-region xml:id="ct140069748852040" text:id="ct140069748852040">
          <text:insertion>
            <office:change-info>
              <dc:creator>Matthew McCormick</dc:creator>
              <dc:date>2010-11-22T00:21:00</dc:date>
            </office:change-info>
          </text:insertion>
        </text:changed-region>
        <text:changed-region xml:id="ct140069748852232" text:id="ct140069748852232">
          <text:insertion>
            <office:change-info>
              <dc:creator>Matthew McCormick</dc:creator>
              <dc:date>2010-11-22T00:22:00</dc:date>
            </office:change-info>
          </text:insertion>
        </text:changed-region>
        <text:changed-region xml:id="ct140069748852424" text:id="ct140069748852424">
          <text:insertion>
            <office:change-info>
              <dc:creator>Matthew McCormick</dc:creator>
              <dc:date>2010-11-22T00:23:00</dc:date>
            </office:change-info>
          </text:insertion>
        </text:changed-region>
        <text:changed-region xml:id="ct140069748852616" text:id="ct140069748852616">
          <text:insertion>
            <office:change-info>
              <dc:creator>Matthew McCormick</dc:creator>
              <dc:date>2010-11-22T00:25:00</dc:date>
            </office:change-info>
          </text:insertion>
        </text:changed-region>
        <text:changed-region xml:id="ct140069748853000" text:id="ct140069748853000">
          <text:insertion>
            <office:change-info>
              <dc:creator>Matthew McCormick</dc:creator>
              <dc:date>2010-11-22T00:26:00</dc:date>
            </office:change-info>
          </text:insertion>
        </text:changed-region>
        <text:changed-region xml:id="ct140069748852808" text:id="ct140069748852808">
          <text:insertion>
            <office:change-info>
              <dc:creator>Matthew McCormick</dc:creator>
              <dc:date>2010-11-22T00:27:00</dc:date>
            </office:change-info>
          </text:insertion>
        </text:changed-region>
        <text:changed-region xml:id="ct140069748853192" text:id="ct140069748853192">
          <text:insertion>
            <office:change-info>
              <dc:creator>Matthew McCormick</dc:creator>
              <dc:date>2010-11-22T00:28:00</dc:date>
            </office:change-info>
          </text:insertion>
        </text:changed-region>
        <text:changed-region xml:id="ct140069748853384" text:id="ct140069748853384">
          <text:insertion>
            <office:change-info>
              <dc:creator>Matthew McCormick</dc:creator>
              <dc:date>2010-11-22T00:29:00</dc:date>
            </office:change-info>
          </text:insertion>
        </text:changed-region>
        <text:changed-region xml:id="ct140069748853576" text:id="ct140069748853576">
          <text:deletion>
            <office:change-info>
              <dc:creator>Matthew McCormick</dc:creator>
              <dc:date>2010-11-22T00:18:00</dc:date>
            </office:change-info>
            <text:p text:style-name="Standard"><text:span text:style-name="T3"/></text:p>
            <text:p text:style-name="Standard"><text:span text:style-name="T3"/></text:p>
          </text:deletion>
        </text:changed-region>
        <text:changed-region xml:id="ct140069545338568" text:id="ct140069545338568">
          <text:deletion>
            <office:change-info>
              <dc:creator>Arnaud </dc:creator>
              <dc:date>2010-11-24T09:42:00</dc:date>
            </office:change-info>
            <text:p text:style-name="Standard">Installation </text:p>
            <text:p text:style-name="Standard"/>
            <text:p text:style-name="Standard">ARNAUD &amp; MATT : what’s new ? </text:p>
          </text:deletion>
        </text:changed-region>
        <text:changed-region xml:id="ct140069748853768" text:id="ct140069748853768">
          <text:insertion>
            <office:change-info>
              <dc:creator>Matthew McCormick</dc:creator>
              <dc:date>2010-11-21T23:42:00</dc:date>
            </office:change-info>
          </text:insertion>
        </text:changed-region>
        <text:changed-region xml:id="ct140069748854152" text:id="ct140069748854152">
          <text:insertion>
            <office:change-info>
              <dc:creator>Matthew McCormick</dc:creator>
              <dc:date>2010-11-21T23:44:00</dc:date>
            </office:change-info>
          </text:insertion>
        </text:changed-region>
        <text:changed-region xml:id="ct140069748853960" text:id="ct140069748853960">
          <text:insertion>
            <office:change-info>
              <dc:creator>Matthew McCormick</dc:creator>
              <dc:date>2010-11-22T00:23:00</dc:date>
            </office:change-info>
          </text:insertion>
        </text:changed-region>
        <text:changed-region xml:id="ct140069748854344" text:id="ct140069748854344">
          <text:insertion>
            <office:change-info>
              <dc:creator>Matthew McCormick</dc:creator>
              <dc:date>2010-11-22T00:18:00</dc:date>
            </office:change-info>
          </text:insertion>
        </text:changed-region>
        <text:changed-region xml:id="ct140069748854536" text:id="ct140069748854536">
          <text:insertion>
            <office:change-info>
              <dc:creator>Matthew McCormick</dc:creator>
              <dc:date>2010-11-22T00:19:00</dc:date>
            </office:change-info>
          </text:insertion>
        </text:changed-region>
        <text:changed-region xml:id="ct140069748785360" text:id="ct140069748785360">
          <text:insertion>
            <office:change-info>
              <dc:creator>Matthew McCormick</dc:creator>
              <dc:date>2010-11-22T00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change-start text:change-id="ct140069730082840"/><text:span text:style-name="T1">TITLE</text:span></text:h>
      <text:h text:style-name="Heading_20_2" text:outline-level="2"><text:change-end text:change-id="ct140069730082840"/><text:change-start text:change-id="ct140070191014672"/><text:span text:style-name="T1">Abstract</text:span><text:change-end text:change-id="ct140070191014672"/> </text:h>
      <text:p text:style-name="Standard"/>
      <text:p text:style-name="Standard"><text:s/>Often in the process of designing an image processing application, one needs to </text:p>
      <text:p text:style-name="Standard">visualize and to compare results of the process at different stages.<text:change text:change-id="ct140069749422920"/></text:p>
      <text:p text:style-name="Standard"/>
      <text:p text:style-name="Standard">The current solution is often to add many itk<text:change-start text:change-id="ct140069748936456"/>::ImageFileWriter's to the code<text:change-end text:change-id="ct140069748936456"/><text:change text:change-id="ct140069748858896"/> and write an image after </text:p>
      <text:p text:style-name="Standard">each filter. Then, one has to open each image in a viewer, adjust the </text:p>
      <text:p text:style-name="Standard"><text:change text:change-id="ct140069748936072"/><text:change-start text:change-id="ct140069748859088"/>lookup tables (LUT)<text:change-end text:change-id="ct140069748859088"/>, try to find a region in the original image, and its </text:p>
      <text:p text:style-name="Standard">correspondence in the processed image. This technique slows down the processing, </text:p>
      <text:p text:style-name="Standard">as one has to write each image to be visualized <text:change-start text:change-id="ct140069748859472"/>to<text:change-end text:change-id="ct140069748859472"/><text:change text:change-id="ct140069748859664"/> the hard drive. </text:p>
      <text:p text:style-name="Standard">Opening the images<text:change-start text:change-id="ct140069748860048"/> and<text:change-end text:change-id="ct140069748860048"/><text:change text:change-id="ct140069748860240"/> trying to synchronize the visualizations is also time consuming. </text:p>
      <text:p text:style-name="Standard"/>
      <text:p text:style-name="Standard"><text:s/></text:p>
      <text:p text:style-name="Standard"/>
      <text:p text:style-name="Standard">To address this problem, we first created NAME_OF_THE_PROJECT, a lightweight </text:p>
      <text:p text:style-name="Standard">visualization library that can be easily incorporated to any Qt application. </text:p>
      <text:p text:style-name="Standard"/>
      <text:p text:style-name="Standard">Then, this project merged with Matt M<text:change text:change-id="ct140069748860432"/>cCormick’s visual debugger for ITK<text:change text:change-id="ct140069748861200"/> </text:p>
      <text:p text:style-name="Standard">in order to provide a complete package for visualizing images while debugging an </text:p>
      <text:p text:style-name="Standard"><text:s/>ITK pipeline! Thus<text:change-start text:change-id="ct140069748860624"/>, we<text:change-end text:change-id="ct140069748860624"/> free<text:change text:change-id="ct140069748861584"/> the developers from the many <text:change-start text:change-id="ct140069748862160"/>itk::ImageFileWriter's<text:change-end text:change-id="ct140069748862160"/><text:change text:change-id="ct140069748862352"/> in their code. </text:p>
      <text:p text:style-name="Standard"><text:change text:change-id="ct140070191206608"/></text:p>
      <text:h text:style-name="Heading_20_2" text:outline-level="2"><text:change-start text:change-id="ct140070191210064"/><text:span text:style-name="T1">Introduction</text:span><text:change-end text:change-id="ct140070191210064"/> </text:h>
      <text:p text:style-name="Standard"/>
      <text:p text:style-name="Standard"/>
      <text:p text:style-name="Standard">NAME_OF_THE_PROJECT was developed in the Megason Lab and <text:change-start text:change-id="ct140069748861968"/>at <text:change-end text:change-id="ct140069748861968"/>the <text:change-start text:change-id="ct140069748862544"/>University of Wisconsin-Madison<text:change-end text:change-id="ct140069748862544"/><text:change text:change-id="ct140069748862736"/>. It is a </text:p>
      <text:p text:style-name="Standard"><text:s/>library aimed at simple comparison of images.<text:change-start text:change-id="ct140069748867096"/> <text:s/>The library <text:change-end text:change-id="ct140069748867096"/><text:change-start text:change-id="ct140069748867288"/>provides an easy means to add 2D and 3D image visualization and examination features to a Qt4 application, or the <text:change-end text:change-id="ct140069748867288"/><text:change-start text:change-id="ct140069748867480"/>bundled visualization executables cand be used on their own.<text:change-end text:change-id="ct140069748867480"/><text:change text:change-id="ct140069748867864"/><text:change text:change-id="ct140069748867672"/></text:p>
      <text:p text:style-name="Standard"/>
      <text:p text:style-name="Standard">NAME_OF_THE_PROJECT can be used in the process of developing an ITK or VTK image </text:p>
      <text:p text:style-name="Standard"><text:s/>processing or data visualization program: developers can use it to quickly </text:p>
      <text:p text:style-name="Standard"><text:s/>visualize and compare results of filters in different parts of the pipeline.<text:change-start text:change-id="ct140069748868824"/> <text:s/>It is capable of displaying images </text:p>
      <text:p text:style-name="Standard"><text:s text:c="2"/>directly from the memory while debugging an ITK application. <text:change-end text:change-id="ct140069748868824"/><text:change text:change-id="ct140069748868056"/></text:p>
      <text:p text:style-name="Standard"/>
      <text:p text:style-name="Standard"><text:soft-page-break/>ARNAUD &amp; MATT : something to add/delete ? </text:p>
      <text:p text:style-name="Standard"><text:s/></text:p>
      <text:h text:style-name="Heading_20_2" text:outline-level="2"><text:change-start text:change-id="ct140069730083416"/><text:span text:style-name="T1">Ph</text:span><text:change-end text:change-id="ct140069730083416"/><text:change-start text:change-id="ct140069748868248"/><text:span text:style-name="T1">i</text:span><text:change-end text:change-id="ct140069748868248"/><text:change text:change-id="ct140069748869016"/><text:change-start text:change-id="ct140069730083800"/><text:span text:style-name="T1">losophy</text:span><text:change-end text:change-id="ct140069730083800"/> </text:h>
      <text:p text:style-name="Standard"/>
      <text:p text:style-name="Standard">NAME_OF_THE_PROJECT was created to simplify things: bundling <text:change-start text:change-id="ct140069748869208"/>the GDB-pretty-ITK project's<text:change-end text:change-id="ct140069748869208"/><text:change text:change-id="ct140069748869400"/> visual </text:p>
      <text:p text:style-name="Standard">debugger and a simple viewer should make the installation process much simpl<text:change text:change-id="ct140069748869784"/>er<text:change-start text:change-id="ct140069748869976"/> (not sure what this second part is trying to say)<text:change-end text:change-id="ct140069748869976"/><text:change-start text:change-id="ct140069748870168"/> I was thinking, that by bundling the viewer and the pretty printer,and with the installers arnaud is working on, installing the pretty debuggers would be simplier ?<text:change-end text:change-id="ct140069748870168"/>.<text:change-start text:change-id="ct140070190992776"/> I can make installers for the widget, but <text:change-end text:change-id="ct140070190992776"/><text:change-start text:change-id="ct140070190992584"/>making package (.deb and .rpm) for icp is more complicated than the widget ones.<text:change-end text:change-id="ct140070190992584"/> <text:change-start text:change-id="ct140070191208336"/>(I'll work on the installers, but I don't think we need to mention it in the paper).<text:change-end text:change-id="ct140070191208336"/><text:change-start text:change-id="ct140069730083032"/></text:p>
      <text:p text:style-name="Standard">Since this part is really short, we may merge it in the introduction.<text:change-end text:change-id="ct140069730083032"/></text:p>
      <text:p text:style-name="Standard">The visualization library should be easy to use and modify. </text:p>
      <text:p text:style-name="Standard"/>
      <text:p text:style-name="Standard"><text:change text:change-id="ct140069547126808"/></text:p>
      <text:p text:style-name="Standard"><text:change text:change-id="ct140069547011856"/></text:p>
      <text:h text:style-name="Heading_20_2" text:outline-level="2">Features <text:s text:c="16"/></text:h>
      <text:p text:style-name="Standard"/>
      <text:p text:style-name="Standard">NAME_OF_THE_PROJECT includes : </text:p>
      <text:p text:style-name="Standard"/>
      <text:list xml:id="list1862751258" text:style-name="L1">
        <text:list-item>
          <text:p text:style-name="P8">support for ITK <text:change-start text:change-id="ct140069545907736"/>scalar <text:change-end text:change-id="ct140069545907736"/>images (see supported format for itk images support details)<text:change text:change-id="ct140069546397904"/><text:change-start text:change-id="ct140069547254360"/>,<text:change-end text:change-id="ct140069547254360"/><text:change-start text:change-id="ct140069546270936"/></text:p>
        </text:list-item>
        <text:list-item>
          <text:p text:style-name="P8">support for VTK images,</text:p>
        </text:list-item>
        <text:list-item>
          <text:p text:style-name="P8"><text:change-end text:change-id="ct140069546270936"/><text:change-start text:change-id="ct140069547254168"/>2D or 3D images with planar views and <text:change-end text:change-id="ct140069547254168"/><text:change-start text:change-id="ct140069547254744"/>a tri-planar 3D view,</text:p>
        </text:list-item>
        <text:list-item>
          <text:p text:style-name="P8">a camera synchronization for fine comparison results,</text:p>
        </text:list-item>
        <text:list-item>
          <text:p text:style-name="P8"><text:change-end text:change-id="ct140069547254744"/><text:change-start text:change-id="ct140069546274008"/>choice of look-up tables,</text:p>
        </text:list-item>
        <text:list-item>
          <text:p text:style-name="P8">pixel examination – location, ind<text:change-end text:change-id="ct140069546274008"/><text:change-start text:change-id="ct140069546695112"/>ex, value for a cross-hair,</text:p>
        </text:list-item>
        <text:list-item>
          <text:p text:style-name="P8">QWidget ui form for easy customization using Qt Designer,</text:p>
        </text:list-item>
        <text:list-item>
          <text:p text:style-name="P8">QWidget inheritance for integration to a<text:change-end text:change-id="ct140069546695112"/><text:change-start text:change-id="ct140069545904400"/> Qt GUI / application,</text:p>
        </text:list-item>
        <text:list-item>
          <text:p text:style-name="P8">A manager class that takes care of visualizations properties (creation, deletion, synchronization of several views, look-up Tables…),</text:p>
        </text:list-item>
        <text:list-item>
          <text:p text:style-name="P8">ITK visual debugging / comparison pretty-printer.</text:p>
        </text:list-item>
      </text:list>
      <text:p text:style-name="Standard"><text:change-end text:change-id="ct140069545904400"/><text:change text:change-id="ct140069547012312"/><text:s/><text:change-start text:change-id="ct140069748870360"/></text:p>
      <text:p text:style-name="Standard"/>
      <text:p text:style-name="Standard"><text:change-end text:change-id="ct140069748870360"/><text:change text:change-id="ct140069546695496"/><text:change text:change-id="ct140069748870552"/><text:change text:change-id="ct140069748870936"/><text:change text:change-id="ct140069547168136"/><text:change text:change-id="ct140069748879368"/><text:change text:change-id="ct140069545904208"/><text:change text:change-id="ct140069748879560"/><text:change text:change-id="ct140069748879752"/><text:change text:change-id="ct140069547255128"/></text:p>
      <text:p text:style-name="Standard"><text:soft-page-break/></text:p>
      <text:p text:style-name="Standard"><text:change text:change-id="ct140069546400784"/><text:change text:change-id="ct140069546694728"/></text:p>
      <text:h text:style-name="Heading_20_2" text:outline-level="2">Description of the library : </text:h>
      <text:p text:style-name="Standard"/>
      <text:p text:style-name="Standard">The library is composed by six classes, which are all Qt objects : </text:p>
      <text:p text:style-name="Standard"/>
      <text:list xml:id="list1075391265" text:style-name="L2">
        <text:list-item>
          <text:p text:style-name="P9"><text:change-start text:change-id="ct140069545681880"/><text:span text:style-name="T2">QGoSynchronizedView</text:span><text:change-end text:change-id="ct140069545681880"/> is the abstract class for <text:change-start text:change-id="ct140069547198352"/><text:span text:style-name="T2">QGoSynchronizedView2D</text:span><text:change-end text:change-id="ct140069547198352"/> and </text:p>
        </text:list-item>
      </text:list>
      <text:p text:style-name="Standard"><text:change-start text:change-id="ct140069546274200"/><text:span text:style-name="T2">QGoSynchronizedView3D</text:span><text:change-end text:change-id="ct140069546274200"/>. <text:change text:change-id="ct140069546279880"/><text:change-start text:change-id="ct140069546398480"/><text:span text:style-name="T2">QGoSynchronizedView2D</text:span><text:change-end text:change-id="ct140069546398480"/>(<text:change-start text:change-id="ct140069546271320"/><text:span text:style-name="T2">3D</text:span><text:change-end text:change-id="ct140069546271320"/>) is used to display a <text:change-start text:change-id="ct140069546274392"/><text:span text:style-name="T2">QWidget</text:span><text:change-end text:change-id="ct140069546274392"/> containing a two(three) </text:p>
      <text:p text:style-name="Standard">dimensional <text:change-start text:change-id="ct140069546696072"/><text:span text:style-name="T2">vtk</text:span><text:change-end text:change-id="ct140069546696072"/><text:change-start text:change-id="ct140069546693960"/><text:span text:style-name="T2">I</text:span><text:change-end text:change-id="ct140069546693960"/><text:change text:change-id="ct140069546244944"/><text:change-start text:change-id="ct140069547228752"/><text:span text:style-name="T2">magedata*</text:span><text:change-end text:change-id="ct140069547228752"/> or <text:change-start text:change-id="ct140069545682072"/><text:span text:style-name="T2">itk</text:span><text:change-end text:change-id="ct140069545682072"/><text:change-start text:change-id="ct140069547226448"/><text:span text:style-name="T2">::I</text:span><text:change-end text:change-id="ct140069547226448"/><text:change text:change-id="ct140069547226640"/><text:change-start text:change-id="ct140069546281992"/><text:span text:style-name="T2">mage*</text:span><text:change-end text:change-id="ct140069546281992"/>. <text:change-start text:change-id="ct140069547253976"/><text:span text:style-name="T2">QGoSynchronizedView2D</text:span><text:change-end text:change-id="ct140069547253976"/>(<text:change-start text:change-id="ct140069546278920"/><text:span text:style-name="T2">3D</text:span><text:change-end text:change-id="ct140069546278920"/>) provides the </text:p>
      <text:p text:style-name="Standard">interface to synchronize cameras among several <text:change-start text:change-id="ct140069547253784"/><text:span text:style-name="T2">GoSynchronizedView2D</text:span><text:change-end text:change-id="ct140069547253784"/>(<text:change-start text:change-id="ct140069545906392"/><text:span text:style-name="T2">3D</text:span><text:change-end text:change-id="ct140069545906392"/>). </text:p>
      <text:p text:style-name="Standard"/>
      <text:p text:style-name="Standard"><text:change-start text:change-id="ct140069546281224"/><text:span text:style-name="T2">QGoSynchronizedView2D</text:span><text:change-end text:change-id="ct140069546281224"/>(<text:change-start text:change-id="ct140069718911256"/><text:span text:style-name="T2">3D</text:span><text:change-end text:change-id="ct140069718911256"/>)Callbacks takes a list of <text:change-start text:change-id="ct140069546399440"/><text:span text:style-name="T2">QGoSynchronizedView</text:span><text:change-end text:change-id="ct140069546399440"/>(<text:change-start text:change-id="ct140069546696264"/><text:span text:style-name="T2">3D</text:span><text:change-end text:change-id="ct140069546696264"/>) and </text:p>
      <text:p text:style-name="Standard">synchronizes their cameras by setting up callbacks. It is recommended to let the </text:p>
      <text:p text:style-name="Standard"><text:s/><text:change-start text:change-id="ct140069546234056"/><text:span text:style-name="T2">QGoSynchronizedViewManager</text:span><text:change-end text:change-id="ct140069546234056"/> deal with SynchronizedView synchronization. </text:p>
      <text:p text:style-name="Standard"/>
      <text:p text:style-name="Standard"><text:change-start text:change-id="ct140069547167944"/><text:span text:style-name="T2">QGoSynchronizedViewManager</text:span><text:change-end text:change-id="ct140069547167944"/> is the high level class for <text:change-start text:change-id="ct140069546693384"/><text:span text:style-name="T2">QGoSynchronizedView2D</text:span><text:change-end text:change-id="ct140069546693384"/>, </text:p>
      <text:p text:style-name="Standard"><text:change-start text:change-id="ct140069546280264"/><text:span text:style-name="T2">QGoSynchronizedView2DCallbacks</text:span><text:change-end text:change-id="ct140069546280264"/>, <text:change-start text:change-id="ct140069547228944"/><text:span text:style-name="T2">QGoSynchronizedView3D</text:span><text:change-end text:change-id="ct140069547228944"/>, <text:change-start text:change-id="ct140069547255896"/><text:span text:style-name="T2">QGoSynchronizedView3DCallbacks</text:span><text:change-end text:change-id="ct140069547255896"/>. </text:p>
      <text:p text:style-name="Standard">This class deals with <text:change-start text:change-id="ct140069546398288"/><text:span text:style-name="T2">QGoSynchronizedViews</text:span><text:change-end text:change-id="ct140069546398288"/> for correct synchronization and handling </text:p>
      <text:p text:style-name="Standard">provides a simple interface to create/delete/synchronize <text:change-start text:change-id="ct140069546280072"/><text:span text:style-name="T2">QGoSynchronizedViews</text:span><text:change-end text:change-id="ct140069546280072"/>. </text:p>
      <text:p text:style-name="Standard"/>
      <text:p text:style-name="Standard">For <text:change text:change-id="ct140069546273816"/><text:change-start text:change-id="ct140069546279496"/>more<text:change-end text:change-id="ct140069546279496"/> details, <text:change text:change-id="ct140069546282184"/>reader<text:change-start text:change-id="ct140069546280840"/>s<text:change-end text:change-id="ct140069546280840"/> <text:change text:change-id="ct140069546399632"/><text:change-start text:change-id="ct140069546281800"/>are invited <text:change-end text:change-id="ct140069546281800"/>to <text:change text:change-id="ct140069545681496"/><text:change-start text:change-id="ct140069748882440"/>look at the <text:change-end text:change-id="ct140069748882440"/>Doxygen documentation <text:change-start text:change-id="ct140069547199696"/>and at the source code which is well-documented.<text:change-end text:change-id="ct140069547199696"/><text:change text:change-id="ct140069546245712"/><text:change text:change-id="ct140069539976152"/></text:p>
      <text:p text:style-name="Standard"/>
      <text:p text:style-name="Standard"><text:change text:change-id="ct140069539975960"/></text:p>
      <text:h text:style-name="Heading_20_2" text:outline-level="2">Usage </text:h>
      <text:p text:style-name="Standard"/>
      <text:h text:style-name="Heading_20_3" text:outline-level="3">Visualization library : </text:h>
      <text:p text:style-name="Standard"><text:change text:change-id="ct140069748879944"/><text:change-start text:change-id="ct140069748880136"/></text:p>
      <text:p text:style-name="Standard"><text:change-end text:change-id="ct140069748880136"/></text:p>
      <text:p text:style-name="Standard"><text:change text:change-id="ct140069748882632"/></text:p>
      <text:p text:style-name="Standard"><text:change-start text:change-id="ct140069748920912"/></text:p>
      <text:p text:style-name="Standard"><text:soft-page-break/>We first describe the basic use of the visualization library, and illustrate it with an example :</text:p>
      <text:p text:style-name="Standard"/>
      <text:list xml:id="list1742126574" text:style-name="L3">
        <text:list-item>
          <text:p text:style-name="P10">Basic use :</text:p>
        </text:list-item>
      </text:list>
      <text:p text:style-name="Standard"/>
      <text:p text:style-name="P1"><office:annotation><dc:date>2010-11-23T13:51:18</dc:date><text:p>&lt;!--StartFragment--&gt;</text:p></office:annotation>We introduce here the high level functions for creating QWidgets views and synchronizing visualizations, based on the QGoSynchronizedViewManager:</text:p>
      <text:p text:style-name="P1"/>
      <text:p text:style-name="P1">Creation of the visualization manager object</text:p>
      <text:p text:style-name="P1">/<text:change-end text:change-id="ct140069748920912"/><text:change-start text:change-id="ct140069539975768"/>/<text:change-end text:change-id="ct140069539975768"/><text:change text:change-id="ct140069539978456"/><text:change-start text:change-id="ct140069546272280"/> we simply create a new manager that will take care of </text:p>
      <text:p text:style-name="P1"><text:change-end text:change-id="ct140069546272280"/><text:change-start text:change-id="ct140069539974736"/>//<text:change-end text:change-id="ct140069539974736"/><text:change text:change-id="ct140069546398864"/><text:change-start text:change-id="ct140069539975384"/> creation/deletion of visualization and callbacks for us.</text:p>
      <text:p text:style-name="P1"><text:change-end text:change-id="ct140069539975384"/><text:change-start text:change-id="ct140069539974160"/>/<text:change-end text:change-id="ct140069539974160"/><text:change text:change-id="ct140069539975576"/><text:change-start text:change-id="ct140069539974352"/>/</text:p>
      <text:p text:style-name="P1">QGoSynchronizedViewManager* ViewManager = new QGoSynchronizedViewManager();</text:p>
      <text:p text:style-name="P1">// Visualize some images, process etc...</text:p>
      <text:p text:style-name="P1">// Remember to delete ViewManager when no visualization is needed</text:p>
      <text:p text:style-name="P1">delete ViewManager;</text:p>
      <text:p text:style-name="P1"/>
      <text:p text:style-name="P1"/>
      <text:list xml:id="list1748775272" text:style-name="L4">
        <text:list-item>
          <text:p text:style-name="P5">Visualization of a VTK image</text:p>
        </text:list-item>
      </text:list>
      <text:p text:style-name="P1"/>
      <text:p text:style-name="P1"><text:change-end text:change-id="ct140069539974352"/><text:change text:change-id="ct140069539976728"/><text:change-start text:change-id="ct140069539976920"/>/<text:change-end text:change-id="ct140069539976920"/><text:change text:change-id="ct140069546281032"/><text:change-start text:change-id="ct140069539973776"/> the synchronization manager can create visualization windows given</text:p>
      <text:p text:style-name="P1"><text:change-end text:change-id="ct140069539973776"/><text:change-start text:change-id="ct140069539972624"/>//<text:change-end text:change-id="ct140069539972624"/><text:change text:change-id="ct140069539973392"/><text:change-start text:change-id="ct140069546694152"/> a valid pointer to a VTK image and </text:p>
      <text:p text:style-name="P1"><text:change-end text:change-id="ct140069546694152"/><text:change-start text:change-id="ct140069545902288"/>//<text:change-end text:change-id="ct140069545902288"/><text:change text:change-id="ct140069546282568"/><text:change-start text:change-id="ct140069539973968"/> a string encoding the name of the visualization.</text:p>
      <text:p text:style-name="P1"><text:change-end text:change-id="ct140069539973968"/><text:change-start text:change-id="ct140069545902480"/>//<text:change-end text:change-id="ct140069545902480"/><text:change text:change-id="ct140069539975192"/><text:change-start text:change-id="ct140069539972816"/></text:p>
      <text:p text:style-name="P1">ViewManager-&gt;newSynchronizedView("My VTK View", VTKSmartPointerToImage);</text:p>
      <text:p text:style-name="P1">ViewManager-&gt;Update();</text:p>
      <text:p text:style-name="P1">ViewManager-&gt;show();</text:p>
      <text:p text:style-name="P1"/>
      <text:p text:style-name="P1"/>
      <text:list xml:id="list1396805225" text:style-name="L5">
        <text:list-item>
          <text:p text:style-name="P6">Visualization of an ITK image</text:p>
        </text:list-item>
      </text:list>
      <text:p text:style-name="P1"><text:change-end text:change-id="ct140069539972816"/><text:change-start text:change-id="ct140069546693576"/>//<text:change-end text:change-id="ct140069546693576"/><text:change text:change-id="ct140069546399248"/><text:change-start text:change-id="ct140069547227792"/> the synchronization manager can create visualization windows given</text:p>
      <text:p text:style-name="P1"><text:change-end text:change-id="ct140069547227792"/><text:change-start text:change-id="ct140069539973008"/>//<text:change-end text:change-id="ct140069539973008"/><text:change text:change-id="ct140069545682840"/><text:change-start text:change-id="ct140069545904016"/> a valid pointer to an ITK image,</text:p>
      <text:p text:style-name="P1"><text:change-end text:change-id="ct140069545904016"/><text:change-start text:change-id="ct140069545682264"/>//<text:change-end text:change-id="ct140069545682264"/><text:change text:change-id="ct140069539973584"/><text:change-start text:change-id="ct140069545909656"/> the template argument representing the image pixel type,</text:p>
      <text:p text:style-name="P1"><text:change-end text:change-id="ct140069545909656"/><text:change-start text:change-id="ct140069546696456"/>//<text:change-end text:change-id="ct140069546696456"/><text:change text:change-id="ct140070191016208"/><text:change-start text:change-id="ct140069545909080"/> a string encoding the name of the visualization.</text:p>
      <text:p text:style-name="P1"><text:change-end text:change-id="ct140069545909080"/><text:change-start text:change-id="ct140069539971856"/>//<text:change-end text:change-id="ct140069539971856"/><text:change text:change-id="ct140069545683032"/><text:change-start text:change-id="ct140069539972240"/></text:p>
      <text:p text:style-name="P1">ViewManager-&gt;newSynchronizedView&lt;InputPixelType&gt;<text:change-end text:change-id="ct140069539972240"/><text:change text:change-id="ct140069539972048"/><text:change-start text:change-id="ct140069539972432"/>("My ITK View", ITKSmartPointerToImage);</text:p>
      <text:p text:style-name="P1">ViewManager-&gt;Update();</text:p>
      <text:p text:style-name="P1">ViewManager-&gt;show();</text:p>
      <text:p text:style-name="P1"/>
      <text:list xml:id="list289134046" text:style-name="L6">
        <text:list-item>
          <text:p text:style-name="P7">Synchronization of the camera for several images</text:p>
        </text:list-item>
      </text:list>
      <text:p text:style-name="P1"/>
      <text:p text:style-name="P1"><text:change-end text:change-id="ct140069539972432"/><text:change-start text:change-id="ct140069545682456"/>//<text:change-end text:change-id="ct140069545682456"/><text:change text:change-id="ct140069545340104"/><text:change-start text:change-id="ct140069547227600"/>the synchronization manager can synchronize the opened images </text:p>
      <text:p text:style-name="P1"><text:change-end text:change-id="ct140069547227600"/><text:change-start text:change-id="ct140069545339528"/>//<text:change-end text:change-id="ct140069545339528"/><text:change text:change-id="ct140069539973200"/><text:change-start text:change-id="ct140069545339720"/> with a simple function call</text:p>
      <text:p text:style-name="P1"><text:change-end text:change-id="ct140069545339720"/><text:change-start text:change-id="ct140069545339912"/>//<text:change-end text:change-id="ct140069545339912"/><text:change text:change-id="ct140069545903824"/><text:change-start text:change-id="ct140069545340488"/>/</text:p>
      <text:p text:style-name="P1">ViewManager-&gt;synchronizeOpenSynchronizedViews();</text:p>
      <text:p text:style-name="Text_20_body"/>
      <text:p text:style-name="Text_20_body"/>
      <text:p text:style-name="Text_20_body"><text:soft-page-break/>Example :</text:p>
      <text:p text:style-name="Text_20_body"/>
      <text:p text:style-name="Text_20_body">pipeitkexample takes a 3D image as an argument, and processes it, displaying the output of the filters at each stage of the pipeline, in a synchronized manner.</text:p>
      <text:p text:style-name="Text_20_body"/>
      <text:p text:style-name="Text_20_body">Pipevtkexample takes vtk readable image as an argument, and blurs it. It displays the input and the output of the filter, in a synchronized manner.</text:p>
      <text:p text:style-name="Text_20_body"/>
      <text:p text:style-name="Text_20_body"/>
      <text:p text:style-name="Text_20_body">Executables :</text:p>
      <text:p text:style-name="Text_20_body"/>
      <text:p text:style-name="Text_20_body">comparegui shows how to create a very basic GUI using the functionalities provided by the qgosynchronized classes. Figure 1 and 2 are screenshots of this application.<office:annotation><dc:date>2010-11-23T13:51:18</dc:date><text:p>&lt;!--EndFragment--&gt;</text:p></office:annotation></text:p>
      <text:p text:style-name="Standard"/>
      <text:p text:style-name="Text_20_body">comparesimple takes a list of 2D or 3D images as an input and displays them in synchronized viewer widgets.</text:p>
      <text:p text:style-name="Standard"/>
      <text:p text:style-name="Standard"><text:change-end text:change-id="ct140069545340488"/></text:p>
      <text:p text:style-name="Standard">Visual debugging : </text:p>
      <text:p text:style-name="Standard"/>
      <text:p text:style-name="Standard">ARNAUD &amp; MATT : Maybe one typical debugging operation here ? <text:change-start text:change-id="ct140069748883016"/></text:p>
      <text:p text:style-name="Standard"/>
      <text:p text:style-name="Standard">[ANTONIN – edit and rearrange and make additions as necessary]</text:p>
      <text:p text:style-name="Standard"/>
      <text:p text:style-name="Standard"><text:change-end text:change-id="ct140069748883016"/><text:change-start text:change-id="ct140069748923792"/>When creating<text:change-end text:change-id="ct140069748923792"/><text:change-start text:change-id="ct140069748924176"/> a new ITK pipeline or filter, it is often <text:change-end text:change-id="ct140069748924176"/><text:change-start text:change-id="ct140069748921488"/>beneficial<text:change-end text:change-id="ct140069748921488"/><text:change-start text:change-id="ct140069748922064"/> to examine the intermediate images that are generated. <text:s/>In a previous article in The Source [prettyArticle] <text:change-end text:change-id="ct140069748922064"/><text:change-start text:change-id="ct140069748923984"/>we demonstrated how a <text:change-end text:change-id="ct140069748923984"/><text:change-start text:change-id="ct140069748842520"/>custom GDB Python pretty-printers could be used to launch <text:change-end text:change-id="ct140069748842520"/><text:change-start text:change-id="ct140069748842712"/>an image viewer<text:change-end text:change-id="ct140069748842712"/><text:change-start text:change-id="ct140069748842904"/> which displays an itk::Image's BufferedRegion when <text:change-end text:change-id="ct140069748842904"/><text:change-start text:change-id="ct140069748843096"/>'printing' the object in GDB. <text:s/>This provides an expedient method of improving a pipeline or <text:change-end text:change-id="ct140069748843096"/><text:change-start text:change-id="ct140069748843288"/>fixing a new filter.</text:p>
      <text:p text:style-name="Standard"/>
      <text:p text:style-name="Standard">Previously, we launched an independent child process<text:change-end text:change-id="ct140069748843288"/><text:change-start text:change-id="ct140069748843480"/>, applications like Paraview or Mayavi, <text:change-end text:change-id="ct140069748843480"/><text:change-start text:change-id="ct140069748843672"/>for each object that was printed. <text:s/><text:change-end text:change-id="ct140069748843672"/><text:change-start text:change-id="ct140069748843864"/>The Python pret<text:change-end text:change-id="ct140069748843864"/><text:change-start text:change-id="ct140069748844056"/>ty-printer based on NAME_OF_THE_PROJECT <text:change-end text:change-id="ct140069748844056"/><text:change-start text:change-id="ct140069748844248"/>utilizes its <text:change-end text:change-id="ct140069748844248"/><text:change-start text:change-id="ct140069748844440"/>well-designed visualization and analysis tools, <text:change-end text:change-id="ct140069748844440"/><text:change-start text:change-id="ct140069748844632"/>but it also has and advantage over the other image viewer pretty-printers.<text:change-end text:change-id="ct140069748844632"/><text:change-start text:change-id="ct140069748844824"/> <text:s/>The camera view is synchronized between all images that are printed.</text:p>
      <text:p text:style-name="Standard"/>
      <text:p text:style-name="Standard">The first<text:change-end text:change-id="ct140069748844824"/><text:change-start text:change-id="ct140069748845208"/> time <text:span text:style-name="T5">print</text:span> is called on an itk::Image pointer, the pretty-printer module<text:change-end text:change-id="ct140069748845208"/><text:change-start text:change-id="ct140069748845016"/>, called <text:span text:style-name="T5">icp</text:span><text:span text:style-name="T3">, launches a </text:span><text:change-end text:change-id="ct140069748845016"/><text:change-start text:change-id="ct140069748845400"/><text:span text:style-name="T3">child process, </text:span><text:span text:style-name="T5">icpGui</text:span><text:span text:style-name="T3">. <text:s/>A separate process is needed to </text:span><text:change-end text:change-id="ct140069748845400"/><text:change-start text:change-id="ct140069748845592"/><text:span text:style-name="T3">separate the GDB event loop and the Qt event loop. <text:s/>The image's information</text:span><text:change-end text:change-id="ct140069748845592"/><text:change-start text:change-id="ct140069748845784"/><text:span text:style-name="T3"> (spacing, origin, etc.) and data buffer are passed from the Python module to the GUI via Qt's inter-process commun</text:span><text:change-end text:change-id="ct140069748845784"/><text:change-start text:change-id="ct140069748845976"/><text:span text:style-name="T3">ication (IPC) capabilities. <text:s/></text:span><text:change-end text:change-id="ct140069748845976"/><text:change-start text:change-id="ct140069748846168"/><text:span text:style-name="T3">Subsequent images</text:span><text:change-end text:change-id="ct140069748846168"/><text:change-start text:change-id="ct140069748850696"/><text:span text:style-name="T3"> are sent across the same IPC channels and the view is synchronized between images</text:span><text:change-end text:change-id="ct140069748850696"/><text:change-start text:change-id="ct140069748850888"/><text:span text:style-name="T3">. <text:s/>Simultaneous</text:span><text:change-end text:change-id="ct140069748850888"/><text:change-start text:change-id="ct140069748851080"/><text:span text:style-name="T3"> synchronized zooming, for instance, can be very helpful in image analysis.</text:span><text:change-end text:change-id="ct140069748851080"/><text:change-start text:change-id="ct140069748851272"/></text:p>
      <text:p text:style-name="P3"/>
      <text:p text:style-name="Standard"><text:span text:style-name="T3">The GDB-pretty-ITK project is still in an alpha stage, but it is </text:span><text:change-end text:change-id="ct140069748851272"/><text:change-start text:change-id="ct140069748846360"/><text:span text:style-name="T3">usable and may be helpful in your</text:span><text:change-end text:change-id="ct140069748846360"/><text:change-start text:change-id="ct140069748851464"/><text:span text:style-name="T3"> adventures with ITK. <text:s/>We have tried to lower the barrier to installation and usage, although there is </text:span><text:soft-page-break/><text:span text:style-name="T3">admittedly still a ways to go.</text:span><text:change-end text:change-id="ct140069748851464"/><text:change-start text:change-id="ct140069748851656"/><text:span text:style-name="T3"> <text:s/>A set of installation instructions have been placed on the ITK wiki [ITKWiki]</text:span><text:change-end text:change-id="ct140069748851656"/><text:change-start text:change-id="ct140069748851848"/><text:span text:style-name="T3">. <text:s/>Instructions exist for the NAME_OF_THE_PROJECT pretty-printer along with the rest of the system. <text:s/>Note that the </text:span><text:change-end text:change-id="ct140069748851848"/><text:change-start text:change-id="ct140069748852040"/><text:span text:style-name="T3">entire system must be installed to use the </text:span><text:span text:style-name="T5">icp</text:span><text:span text:style-name="T3"> pretty-printer. <text:s/>We also developed a set of CMake </text:span><text:change-end text:change-id="ct140069748852040"/><text:change-start text:change-id="ct140069748852232"/><text:span text:style-name="T3">modules to ease registration of the ITK pretty-printers in your project [</text:span><text:change-end text:change-id="ct140069748852232"/><text:change-start text:change-id="ct140069748852424"/><text:span text:style-name="T3">ITKPPCmake]</text:span><text:change-end text:change-id="ct140069748852424"/><text:change-start text:change-id="ct140069748852616"/></text:p>
      <text:p text:style-name="P3"/>
      <text:p text:style-name="Standard"><text:change-end text:change-id="ct140069748852616"/><text:change-start text:change-id="ct140069748853000"/><text:span text:style-name="T3">An example use of the </text:span><text:span text:style-name="T5">icp</text:span><text:span text:style-name="T3"> pretty-printer is distributed as a CTest test </text:span><text:change-end text:change-id="ct140069748853000"/><text:change-start text:change-id="ct140069748852808"/><text:span text:style-name="T3">within the source tree. <text:s/>This example includes a simple executable and a </text:span><text:change-end text:change-id="ct140069748852808"/><text:change-start text:change-id="ct140069748853192"/><text:span text:style-name="T3">GDB script of commands that can be interactively enter</text:span><text:change-end text:change-id="ct140069748853192"/><text:change-start text:change-id="ct140069748853384"/><text:span text:style-name="T3">ed into the debugger.</text:span><text:change-end text:change-id="ct140069748853384"/><text:change text:change-id="ct140069748853576"/></text:p>
      <text:p text:style-name="Standard"><text:s/></text:p>
      <text:p text:style-name="Standard"><text:change text:change-id="ct140069545338568"/></text:p>
      <text:p text:style-name="Standard"/>
      <text:p text:style-name="Standard"><text:s/><text:change-start text:change-id="ct140069748853768"/>References:</text:p>
      <text:p text:style-name="Standard"/>
      <text:p text:style-name="Standard">[prettyArticle] <text:s/><text:change-end text:change-id="ct140069748853768"/><text:change-start text:change-id="ct140069748854152"/>McCormick, M. <text:s/>Visual Debugging of ITK. <text:s/>Kitware's The Source. <text:s/>April 2010. <text:a xlink:type="simple" xlink:href="http://kitware.com/products/html/VisualDebuggingOfITK.html">http://kitware.com/products/html/VisualDebuggingOfITK.html</text:a><text:change-end text:change-id="ct140069748854152"/><text:change-start text:change-id="ct140069748853960"/></text:p>
      <text:p text:style-name="Standard"><text:change-end text:change-id="ct140069748853960"/><text:change-start text:change-id="ct140069748854344"/></text:p>
      <text:p text:style-name="Standard">[ITKWiki] ITK/GDB<text:change-end text:change-id="ct140069748854344"/><text:change-start text:change-id="ct140069748854536"/>Pretty. <text:s/>The ITK Wiki. <text:s/><text:a xlink:type="simple" xlink:href="http://www.itk.org/Wiki/ITK/GDBPretty">http://www.itk.org/Wiki/ITK/GDBPretty</text:a>.<text:change-end text:change-id="ct140069748854536"/><text:change-start text:change-id="ct140069748785360"/></text:p>
      <text:p text:style-name="Standard"/>
      <text:p text:style-name="Standard">[ITKPPCmake] gdb-pretty-itk-cmake: CMake scripts to register GDB pretty-printers for ITK on targets. <text:s/>http://gitorious.org/gdb-pretty/gdb-pretty-itk-cmake.<text:change-end text:change-id="ct1400697487853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" svg:font-family="'DejaVu Sans'" style:font-family-generic="swiss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naud </meta:initial-creator>
    <meta:creation-date>2010-11-18T17:33:29</meta:creation-date>
    <dc:date>2010-11-24T09:42:21</dc:date>
    <dc:creator>Arnaud </dc:creator>
    <meta:editing-duration>PT3H39M52S</meta:editing-duration>
    <meta:editing-cycles>7</meta:editing-cycles>
    <meta:generator>OpenOffice.org/3.3$Unix OpenOffice.org_project/330m15$Build-9546</meta:generator>
    <meta:document-statistic meta:table-count="0" meta:image-count="0" meta:object-count="0" meta:page-count="6" meta:paragraph-count="175" meta:word-count="1530" meta:character-count="10176"/>
  </office:meta>
</office:document-meta>
</file>